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2666"/>
    </style:style>
    <style:style style:name="P2" style:family="paragraph" style:parent-style-name="Standard">
      <style:text-properties fo:font-weight="bold" officeooo:rsid="000720f2" officeooo:paragraph-rsid="000720f2" style:font-weight-asian="bold" style:font-weight-complex="bold"/>
    </style:style>
    <style:style style:name="P3" style:family="paragraph" style:parent-style-name="Standard">
      <style:text-properties fo:font-weight="bold" officeooo:rsid="00042666" officeooo:paragraph-rsid="00042666" style:font-weight-asian="bold" style:font-weight-complex="bold"/>
    </style:style>
    <style:style style:name="T1" style:family="text">
      <style:text-properties officeooo:rsid="000426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2" text:outline-level="2">Design tools:</text:h>
      <text:p text:style-name="P3">Power supply designer:</text:p>
      <text:p text:style-name="P1"><text:a xlink:type="simple" xlink:href="https://webench.ti.com/power-designer/switching-regulator?powerSupply=0" text:style-name="Internet_20_link" text:visited-style-name="Visited_20_Internet_20_Link"><text:span text:style-name="T1">https://webench.ti.com/power-designer/switching-regulator?powerSupply=0</text:span></text:a></text:p>
      <text:h text:style-name="Heading_20_2" text:outline-level="2"><text:span text:style-name="T1">KiCad </text:span>tools:</text:h>
      <text:p text:style-name="P2">JLCPCB component importer:</text:p>
      <text:p text:style-name="Standard"><text:a xlink:type="simple" xlink:href="https://github.com/Bouni/kicad-jlcpcb-tools" text:style-name="Internet_20_link" text:visited-style-name="Visited_20_Internet_20_Link">https://github.com/Bouni/kicad-jlcpcb-tools</text:a></text:p>
      <text:p text:style-name="Standard"/>
      <text:p text:style-name="P2">KiCad layout design rules:</text:p>
      <text:p text:style-name="Standard"><text:a xlink:type="simple" xlink:href="https://github.com/labtroll/KiCad-DesignRules" text:style-name="Internet_20_link" text:visited-style-name="Visited_20_Internet_20_Link">https://github.com/labtroll/KiCad-DesignRules</text:a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1:31:57.849379381</meta:creation-date>
    <dc:date>2025-01-27T12:25:39.035549375</dc:date>
    <meta:editing-duration>PT38M24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1" meta:paragraph-count="8" meta:word-count="17" meta:character-count="258" meta:non-whitespace-character-count="249"/>
  </office:meta>
</office:document-meta>
</file>